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609cm" svg:height="11.953cm" svg:x="13.435cm" svg:y="5.631cm">
            <draw:object draw:notify-on-update-of-ranges="Sheet1.A2:Sheet1.B16 Sheet1.C2:Sheet1.C16 Sheet1.D2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eers:</text:p>
          </table:table-cell>
          <table:table-cell/>
          <table:table-cell office:value-type="string" calcext:value-type="string">
            <text:p>cardinality: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.23833333333333" calcext:value-type="float">
            <text:p>1.2383333333</text:p>
          </table:table-cell>
          <table:table-cell office:value-type="float" office:value="1" calcext:value-type="float">
            <text:p>1</text:p>
          </table:table-cell>
          <table:table-cell table:formula="of:=AVERAGE([.C2:.C16])" office:value-type="float" office:value="1.1193958323613" calcext:value-type="float">
            <text:p>1.1193958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.19309207454912" calcext:value-type="float">
            <text:p>1.1930920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09542307725238" calcext:value-type="float">
            <text:p>1.0954230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.13628588272116" calcext:value-type="float">
            <text:p>1.13628588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.11315374239497" calcext:value-type="float">
            <text:p>1.1131537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.09686275944928" calcext:value-type="float">
            <text:p>1.0968627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.09532775290775" calcext:value-type="float">
            <text:p>1.095327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.08999087625267" calcext:value-type="float">
            <text:p>1.0899908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.06666666666667" calcext:value-type="float">
            <text:p>1.06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.10833333333333" calcext:value-type="float">
            <text:p>1.108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.10743801652893" calcext:value-type="float">
            <text:p>1.1074380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.10769230769231" calcext:value-type="float">
            <text:p>1.1076923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.17142857142857" calcext:value-type="float">
            <text:p>1.171428571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20:08:57.5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9:55:57.838000000</meta:creation-date>
    <dc:date>2014-05-27T20:19:53.392000000</dc:date>
    <meta:editing-duration>P0D</meta:editing-duration>
    <meta:editing-cycles>2</meta:editing-cycles>
    <meta:generator>LibreOffice/4.2.4.2$Windows_x86 LibreOffice_project/63150712c6d317d27ce2db16eb94c2f3d7b699f8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c5000b"/>
    </style:style>
    <style:style style:name="ch12" style:family="chart">
      <style:graphic-properties draw:stroke="dash" draw:stroke-dash="Ultrafine_20_Dashed" svg:stroke-color="#c5000b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1cm" svg:height="11.954cm" xlink:href=".." xlink:type="simple" chart:class="chart:bar" chart:style-name="ch1">
        <chart:title svg:x="10.69cm" svg:y="0.375cm" chart:style-name="ch2">
          <text:p>Cardinality</text:p>
        </chart:title>
        <chart:legend svg:x="16.095cm" svg:y="1.018cm" style:legend-expansion="custom" chartooo:width="7.513cm" chartooo:height="4.324cm" style:legend-expansion-aspect-ratio="1.73751156336725" chart:style-name="ch3"/>
        <chart:plot-area chart:style-name="ch4" table:cell-range-address="Sheet1.A2:Sheet1.D16" chart:data-source-has-labels="column" svg:x="2.123cm" svg:y="2.435cm" svg:width="20.54cm" svg:height="7.96cm">
          <chartooo:coordinate-region svg:x="3.035cm" svg:y="2.635cm" svg:width="19.628cm" svg:height="7.114cm"/>
          <chart:axis chart:dimension="x" chart:name="primary-x" chart:style-name="ch5" chartooo:axis-type="auto">
            <chartooo:date-scale/>
            <chart:title svg:x="11.899cm" svg:y="10.634cm" chart:style-name="ch6">
              <text:p>Peers</text:p>
            </chart:title>
            <chart:categories table:cell-range-address="Sheet1.A2:Sheet1.B16"/>
          </chart:axis>
          <chart:axis chart:dimension="y" chart:name="primary-y" chart:style-name="ch7">
            <chart:title svg:x="1.091cm" svg:y="7.24cm" chart:style-name="ch8">
              <text:p>Cardinality</text:p>
            </chart:title>
            <chart:grid chart:style-name="ch9" chart:class="major"/>
          </chart:axis>
          <chart:series chart:style-name="ch10" chart:values-cell-range-address="Sheet1.C2:Sheet1.C16" chart:class="chart:bar">
            <chart:mean-value chart:style-name="ch11"/>
            <chart:regression-curve chart:style-name="ch12"/>
            <chart:data-point chart:repeated="15"/>
          </chart:series>
          <chart:series chart:style-name="ch13" chart:values-cell-range-address="Sheet1.D2:Sheet1.D16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:Sheet1.B16</svg:desc>
                </draw:g>
              </table:table-cell>
              <table:table-cell office:value-type="float" office:value="1.23833333333333">
                <text:p>1.23833333333333</text:p>
                <draw:g>
                  <svg:desc>Sheet1.C2:Sheet1.C16</svg:desc>
                </draw:g>
              </table:table-cell>
              <table:table-cell office:value-type="float" office:value="1">
                <text:p>1</text:p>
                <draw:g>
                  <svg:desc>Sheet1.D2:Sheet1.D16</svg:desc>
                </draw:g>
              </table:table-cell>
            </table:table-row>
            <table:table-row>
              <table:table-cell office:value-type="float" office:value="20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9309207454912">
                <text:p>1.19309207454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542307725238">
                <text:p>1.09542307725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3628588272116">
                <text:p>1.13628588272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1315374239497">
                <text:p>1.11315374239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686275944928">
                <text:p>1.09686275944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532775290775">
                <text:p>1.09532775290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999087625267">
                <text:p>1.08999087625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833333333333">
                <text:p>1.108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743801652893">
                <text:p>1.10743801652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769230769231">
                <text:p>1.10769230769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7142857142857">
                <text:p>1.1714285714285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